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12.562cm"/>
    </style:style>
    <style:style style:name="co4" style:family="table-column">
      <style:table-column-properties fo:break-before="auto" style:column-width="11.8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rear Aplicación Servidor</text:p>
            <text:p>Agregar lib Mongoose</text:p>
            <text:p>Inicializar Documentacion Sphinx</text:p>
            <text:p>Agregar Texto Placeholder</text:p>
          </table:table-cell>
          <table:table-cell office:value-type="string" calcext:value-type="string">
            <text:p>Crear Repositorio</text:p>
            <text:p>Crear Aplicación Android</text:p>
            <text:p>Crear pantalla de Registración</text:p>
            <text:p>Crear pantalla de Estado</text:p>
            <text:p>Crear pantalla de Configuración Perfil</text:p>
            <text:p>Crear pantalla de listado de usuarios conectados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gregar Libreria jsoncpp</text:p>
            <text:p>Uso de librería jsoncpp</text:p>
            <text:p>Agregado del framework Catch para testing</text:p>
            <text:p>Agregado de la librería rockDB</text:p>
            <text:p>Agregado de soporte de threads</text:p>
            <text:p>Agregado de responders para pruebas</text:p>
            <text:p>Agregado de librería de mocking</text:p>
            <text:p>Agregado de tests para la factory de mensajes</text:p>
          </table:table-cell>
          <table:table-cell office:value-type="string" calcext:value-type="string">
            <text:p>Eliminación de Archivos IDE del Repositorio</text:p>
            <text:p>Refactorizacion de nombres de clase y archivos para respectar convenciones</text:p>
            <text:p>Clase Usuario (v1)</text:p>
            <text:p>Pantallas conectadas con la clase usuario y entre ella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overage</text:p>
            <text:p>Readme Servidor</text:p>
            <text:p>Test de responders</text:p>
            <text:p>Manual de RestAPI</text:p>
          </table:table-cell>
          <table:table-cell office:value-type="string" calcext:value-type="string">
            <text:p>Elegir foto de perfil desde galería</text:p>
            <text:p>UsuarioProxy para simular servidor</text:p>
            <text:p/>
          </table:table-cell>
          <table:table-cell office:value-type="string" calcext:value-type="string">
            <text:p>Activity Autentificación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andlers Principales</text:p>
            <text:p>Tests</text:p>
          </table:table-cell>
          <table:table-cell table:number-columns-repeated="102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as Tests</text:p>
            <text:p>Readme Tests y Code Coverage</text:p>
            <text:p/>
          </table:table-cell>
          <table:table-cell table:style-name="ce2" office:value-type="string" calcext:value-type="string">
            <text:p>Conexión Login con registración y con listado de usuarios</text:p>
            <text:p>Menus</text:p>
            <text:p>Usuario autentificado/registrado en Singleton</text:p>
            <text:p>Validación en registración</text:p>
          </table:table-cell>
          <table:table-cell table:number-columns-repeated="102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andlers</text:p>
            <text:p>Tests</text:p>
            <text:p>Mock para test de parseo JSON</text:p>
          </table:table-cell>
          <table:table-cell table:style-name="ce2" office:value-type="string" calcext:value-type="string">
            <text:p>Documentación código Aplicación Cliente (Doxygen)</text:p>
            <text:p>Foto como bitmap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seo de QueryStrings y Tests</text:p>
            <text:p>Parseo de datos POST y Tests</text:p>
            <text:p>Interfaz DB</text:p>
            <text:p>Implementación Hardcodeada DB</text:p>
            <text:p>Documentación código aplicación Servidor</text:p>
            <text:p>(Doxygen)</text:p>
          </table:table-cell>
          <table:table-cell office:value-type="string" calcext:value-type="string">
            <text:p>Conexión Ver estado a Conversación</text:p>
            <text:p>Conexión Autentificación con Proxy</text:p>
          </table:table-cell>
          <table:table-cell office:value-type="string" calcext:value-type="string">
            <text:p>Activity Conversación (Base)</text:p>
            <text:p>Clase Conversación</text:p>
            <text:p>Clase Mensaje</text:p>
          </table:table-cell>
          <table:table-cell table:number-columns-repeated="102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ocumentación</text:p>
            <text:p>Intructivo como generar Doxygen</text:p>
            <text:p/>
          </table:table-cell>
          <table:table-cell office:value-type="string" calcext:value-type="string">
            <text:p>Documentación de pantallas cliente</text:p>
          </table:table-cell>
          <table:table-cell office:value-type="string" calcext:value-type="string">
            <text:p>Simulación de una conversación</text:p>
            <text:p>Implementación de Lista de Conversaciones</text:p>
            <text:p>Conexión Lista de Usuarios con Lista de Conversaciones y Convers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Token en request</text:p>
            <text:p>Test separados por handlers</text:p>
            <text:p>Modificado generación de Reporte Coverage</text:p>
            <text:p>Handler Autentificación</text:p>
            <text:p>Handler Registración</text:p>
            <text:p>Tests</text:p>
            <text:p/>
          </table:table-cell>
          <table:table-cell office:value-type="string" calcext:value-type="string">
            <text:p>Refactorizacion de nombres de clases y archivos</text:p>
            <text:p>Creada la clase UsuarioParser para Json de la RestAPI</text:p>
            <text:p>Test Parser</text:p>
            <text:p>Modificaciones Usabilidad primer checkpoint</text:p>
            <text:p>Modificaciones estilo primer checkpoint</text:p>
            <text:p>Imagenes para estilo</text:p>
            <text:p>Foto en String Base64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ramework Logging</text:p>
            <text:p>Refactorización para eliminar if's</text:p>
            <text:p>Foto en lista de usuarios</text:p>
            <text:p>Handler Registación con Tests</text:p>
          </table:table-cell>
          <table:table-cell office:value-type="string" calcext:value-type="string">
            <text:p>Conexión Listado de usuarios conectados con el servidor</text:p>
            <text:p>Modificaciones Usabilidad</text:p>
            <text:p>Conexión Login con servidor</text:p>
            <text:p>Conexión Configurar Perfil con servidor</text:p>
            <text:p>Diseño DB</text:p>
            <text:p>Pantallas Cliente nuevas en documentación</text:p>
          </table:table-cell>
          <table:table-cell office:value-type="string" calcext:value-type="string">
            <text:p>Estilo Conversación</text:p>
            <text:p>Activity Checkin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Locaciones y checkin</text:p>
            <text:p>Handler Checkin</text:p>
            <text:p>Handler Editar Perfil</text:p>
            <text:p>Tests</text:p>
          </table:table-cell>
          <table:table-cell office:value-type="string" calcext:value-type="string">
            <text:p>Checkin en clase Usuario</text:p>
            <text:p>Checkin obtiene ubicación desde el gps</text:p>
            <text:p>(Servidor) Locaciones y triangulación Checkin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Documentación RestAPI</text:p>
            <text:p>Agregado de handlers a la factory</text:p>
            <text:p>Generada interfaz bajo nivel DB</text:p>
            <text:p/>
          </table:table-cell>
          <table:table-cell table:number-columns-repeated="102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DB primera implementacion completa</text:p>
            <text:p>Tests DB</text:p>
            <text:p>DB segunda implementación</text:p>
            <text:p>Tests</text:p>
            <text:p>Documentación</text:p>
          </table:table-cell>
          <table:table-cell office:value-type="string" calcext:value-type="string">
            <text:p>Pruebas de conexión con el servidor, login, checkin, configurar perfil</text:p>
            <text:p>Activity Ajustes</text:p>
            <text:p>Activity Broadcast</text:p>
            <text:p>Documentaci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e implemento el DataService Real</text:p>
            <text:p>Servicio de datos conectado con la DB</text:p>
            <text:p>Conexión de Handlers con DataService</text:p>
            <text:p>Tests</text:p>
          </table:table-cell>
          <table:table-cell office:value-type="string" calcext:value-type="string">
            <text:p>Servidor: Responder Ver Estado</text:p>
            <text:p>Checkin Conectado con servidor</text:p>
            <text:p>Conectado Ver Estado y Configurar Perfil con Servidor</text:p>
            <text:p>Servidor: Responder Logout</text:p>
            <text:p>Diseño cliente UI</text:p>
            <text:p>Servidor: Handler Broadcast</text:p>
            <text:p>Servidor Handler Listado Conversaciones</text:p>
            <text:p>Servidor: Handler Post Mensaje</text:p>
          </table:table-cell>
          <table:table-cell table:number-columns-repeated="1021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Logout en servidor</text:p>
            <text:p>Ver Perfil de otro usuario</text:p>
            <text:p>Estructura Helpers</text:p>
            <text:p>Interfaz DataService</text:p>
            <text:p>Test Request de Perfil</text:p>
            <text:p>Fecha y Hora Checkin en DB</text:p>
            <text:p>Documentación DB</text:p>
            <text:p>Test DB</text:p>
            <text:p>Dataservice actualizado</text:p>
            <text:p>Listado de Conversaciones en DataService</text:p>
            <text:p>Diagrama de Clases</text:p>
          </table:table-cell>
          <table:table-cell office:value-type="string" calcext:value-type="string">
            <text:p>Conectado Logout con Servidor</text:p>
            <text:p>Mi Perfil y Ver Estado conectados con servidor</text:p>
            <text:p>Checkin conectado con servidor</text:p>
            <text:p>ConversacionProxy para intermedio entre activities y servidor</text:p>
            <text:p>ConversacionesActivity se conecta con el proxy</text:p>
            <text:p>Documentación restAPI</text:p>
            <text:p>Servidor: Conexión Handler con dataservice de Listado de Conversaciones</text:p>
            <text:p>Conexión ConversacionProxy de Listado de Conversaciones con servidor</text:p>
            <text:p>Documentación</text:p>
          </table:table-cell>
          <table:table-cell table:number-columns-repeated="1021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Handlers para Envio y recepcion de Mensajes.</text:p>
            <text:p>Manejo de Conversaciones.</text:p>
            <text:p>Broadcasting.</text:p>
            <text:p>Testing y code Coverage</text:p>
            <text:p>Documentación</text:p>
          </table:table-cell>
          <table:table-cell office:value-type="string" calcext:value-type="string">
            <text:p>Cliente: Conexión de Envio y Recepcion de Mensajes con el servidor.</text:p>
            <text:p>Recepcion de conversaciones, refresco de mensajes nuevos</text:p>
            <text:p>Documentación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45:24.4477141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2:42:44.456430114</meta:creation-date>
    <dc:date>2015-06-23T15:47:27.735713722</dc:date>
    <meta:editing-duration>PT12M44S</meta:editing-duration>
    <meta:editing-cycles>4</meta:editing-cycles>
    <meta:generator>LibreOffice/4.2.8.2$Linux_x86 LibreOffice_project/420m0$Build-2</meta:generator>
    <meta:document-statistic meta:table-count="1" meta:cell-count="62" meta:object-count="0"/>
  </office:meta>
</office:document-meta>
</file>